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5FA000002CA84B4E50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6.453cm" svg:height="12.344cm" draw:z-index="0"><draw:image xlink:href="Pictures/10000201000005FA000002CA84B4E509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23T12:40:01</meta:creation-date>
    <meta:generator>OpenOffice/4.1.7$Unix OpenOffice.org_project/417m1$Build-9800</meta:generator>
    <meta:document-statistic meta:table-count="0" meta:image-count="1" meta:object-count="0" meta:page-count="1" meta:paragraph-count="0" meta:word-count="0" meta:character-count="0"/>
    <dc:date>2020-07-23T12:44:52</dc:date>
    <meta:editing-duration>PT4M52S</meta:editing-duration>
    <meta:editing-cycles>1</meta:editing-cycles>
  </office:meta>
</office:document-meta>
</file>